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style:font-name="Eras Bold ITC"/>
    </style:style>
    <style:style style:name="P4" style:family="paragraph" style:parent-style-name="Standard">
      <style:paragraph-properties fo:text-align="center" style:justify-single-word="false"/>
      <style:text-properties style:font-name="Eras Bold ITC" fo:font-size="18pt" style:font-size-asian="18pt" style:font-size-complex="18pt"/>
    </style:style>
    <style:style style:name="P5" style:family="paragraph" style:parent-style-name="Standard">
      <style:paragraph-properties fo:text-align="center" style:justify-single-word="false"/>
      <style:text-properties fo:color="#c5000b" style:font-name="Eras Bold ITC" fo:font-size="18pt" style:font-size-asian="18pt" style:font-size-complex="18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8"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9"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10"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11"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2"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3"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4"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5"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6" style:family="paragraph" style:parent-style-name="Standard">
      <style:paragraph-properties fo:background-color="transparent" fo:padding="0in" fo:border="none" style:shadow="none">
        <style:background-image/>
      </style:paragraph-properties>
      <style:text-properties style:font-name="Eras Medium ITC"/>
    </style:style>
    <style:style style:name="P17" style:family="paragraph" style:parent-style-name="Standard">
      <style:paragraph-properties fo:text-align="center" style:justify-single-word="false"/>
      <style:text-properties style:font-name="Arial1"/>
    </style:style>
    <style:style style:name="P18" style:family="paragraph" style:parent-style-name="Standard" style:list-style-name="L1">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19" style:family="paragraph" style:parent-style-name="Standard" style:list-style-name="L2">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20" style:family="paragraph" style:parent-style-name="Standard" style:list-style-name="L3">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1" style:family="paragraph" style:parent-style-name="Standard" style:list-style-name="L4">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style:text-position="super 58%" style:font-name="Arial Black"/>
    </style:style>
    <style:style style:name="T5" style:family="text">
      <style:text-properties style:text-position="super 58%" style:font-name="Arial Black" fo:font-size="18pt" fo:font-weight="normal" style:font-size-asian="18pt" style:font-weight-asian="normal" style:font-size-complex="18pt" style:font-weight-complex="normal"/>
    </style:style>
    <style:style style:name="T6" style:family="text">
      <style:text-properties style:font-name="Arial Black"/>
    </style:style>
    <style:style style:name="T7" style:family="text">
      <style:text-properties style:font-name="Arial Black" fo:font-size="18pt" fo:font-weight="normal" style:font-size-asian="18pt" style:font-weight-asian="normal" style:font-size-complex="18pt" style:font-weight-complex="normal"/>
    </style:style>
    <style:style style:name="T8" style:family="text">
      <style:text-properties fo:font-size="18pt"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7">17</text:span><text:span text:style-name="T5">th</text:span><text:span text:style-name="T7"> &amp; Central</text:span><text:span text:style-name="T8"> Executive Suites</text:span></text:p>
      <text:p text:style-name="P4">Bronze Virtual Office Instructions</text:p>
      <text:p text:style-name="P3"/>
      <text:p text:style-name="P5">Your New Mailing Address &amp; Phone Numbers</text:p>
      <text:p text:style-name="P12">[onshow.company_name]</text:p>
      <text:p text:style-name="P11">[onshow.street_address]</text:p>
      <text:p text:style-name="P11">Suite #[onshow.suite_no]</text:p>
      <text:p text:style-name="P11">Cheyenne, WY 82001</text:p>
      <text:p text:style-name="P2"/>
      <text:p text:style-name="P1">Thank you for your purchase of the Bronze<text:span text:style-name="T1"> Wyoming Virtual Office</text:span>. Below are a few tips and answers to commonly asked questions.</text:p>
      <text:p text:style-name="P1"/>
      <text:p text:style-name="P13">Forwarding Your Mail</text:p>
      <text:p text:style-name="P8">Once a week, your mail will be forwarded to you by first class mail to the address specified in your online account. As we receive mail for you throughout the week, you will be notified by email with a scanned image of the front of the envelope.</text:p>
      <text:p text:style-name="P7"/>
      <text:p text:style-name="P15">Changing Your Address</text:p>
      <text:p text:style-name="P6"><text:span text:style-name="T2">You can change your shipping address at any time by sending an email to </text:span><text:a xlink:type="simple" xlink:href="mailto:shipping@17thandcentral.com"><text:span text:style-name="T2">shipping@17thandcentral.com</text:span></text:a><text:span text:style-name="T2">, sending a Fax to 307.634.7570, or by managing your online account using your Internet web browser (see below).</text:span></text:p>
      <text:p text:style-name="P16"/>
      <text:p text:style-name="P15">Managing Your Account Online</text:p>
      <text:p text:style-name="P8">You can change your email, phone, and mail forwarding address, and view and pay invoices by accessing your online account. To login to your account:</text:p>
      <text:p text:style-name="P9"/>
      <text:list xml:id="list6155111034175483318" text:style-name="L1">
        <text:list-item>
          <text:p text:style-name="P18">Go to 17thandcentral.com</text:p>
        </text:list-item>
      </text:list>
      <text:list xml:id="list7340215278928887249" text:style-name="L2">
        <text:list-item>
          <text:p text:style-name="P19">On the left side of the page, enter your username: [onshow.user_name]</text:p>
        </text:list-item>
        <text:list-item>
          <text:p text:style-name="P19">Enter your password in the password field. If you do not have your password, you can have a new password emailed to you (see below).</text:p>
        </text:list-item>
        <text:list-item>
          <text:p text:style-name="P19">Click login.</text:p>
        </text:list-item>
      </text:list>
      <text:p text:style-name="P7"/>
      <text:p text:style-name="P14">Lost/Misplaced Password?</text:p>
      <text:p text:style-name="P8">To request a temporary password to be emailed to you, please follow these steps:</text:p>
      <text:p text:style-name="P9"/>
      <text:list xml:id="list1312403132501325800" text:style-name="L3">
        <text:list-item>
          <text:p text:style-name="P20"><text:span text:style-name="T2">Go to </text:span><text:a xlink:type="simple" xlink:href="http://my.wyomingregisteredagent.com/user/password"><text:span text:style-name="T3">http://17thandcentral.com/user/password</text:span></text:a></text:p>
        </text:list-item>
      </text:list>
      <text:list xml:id="list7294493948652507415" text:style-name="L4">
        <text:list-item>
          <text:p text:style-name="P21">Enter your username: [onshow.user_name]</text:p>
        </text:list-item>
        <text:list-item>
          <text:p text:style-name="P21">Click Email new password</text:p>
        </text:list-item>
      </text:list>
      <text:p text:style-name="P10"/>
      <text:p text:style-name="P15">Questions and Support</text:p>
      <text:p text:style-name="P6"><text:span text:style-name="T2">If you have any questions about your service, please contact us by email (</text:span><text:a xlink:type="simple" xlink:href="mailto:support@wyomingregisteredagent.com"><text:span text:style-name="T2">support@17thandcentral.com</text:span></text:a><text:span text:style-name="T2">), phone (307.432.4099) or Fax (307.634.75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41:51.56</dc:date>
    <meta:editing-duration>PT22H34M34S</meta:editing-duration>
    <meta:editing-cycles>14</meta:editing-cycles>
    <meta:generator>OpenOffice.org/3.4.1$Win32 OpenOffice.org_project/341m1$Build-9593</meta:generator>
    <meta:printed-by>Keith Vogt</meta:printed-by>
    <meta:print-date>2012-09-17T21:03:08.71</meta:print-date>
    <meta:document-statistic meta:table-count="0" meta:image-count="0" meta:object-count="0" meta:page-count="1" meta:paragraph-count="25" meta:word-count="257" meta:character-count="1620"/>
  </office:meta>
</office:document-meta>
</file>